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46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7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5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4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7" style:family="table-cell" style:parent-style-name="Default">
      <style:table-cell-properties fo:background-color="#cccccc" fo:border="0.74pt solid #000000"/>
    </style:style>
    <style:style style:name="ce28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9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30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31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2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3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default-cell-style-name="ce35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9" calcext:value-type="float">
            <text:p>114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01" calcext:value-type="float">
            <text:p>115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2" calcext:value-type="float">
            <text:p>117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95" calcext:value-type="float">
            <text:p>118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8" calcext:value-type="float">
            <text:p>119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5" calcext:value-type="float">
            <text:p>119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3" calcext:value-type="float">
            <text:p>120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5" calcext:value-type="float">
            <text:p>119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" calcext:value-type="float">
            <text:p>118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12" calcext:value-type="float">
            <text:p>122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35" calcext:value-type="float">
            <text:p>118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5" calcext:value-type="float">
            <text:p>118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:.J35])" office:value-type="float" office:value="118.55" calcext:value-type="float">
            <text:p>118,5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94" calcext:value-type="float">
            <text:p>118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54" calcext:value-type="float">
            <text:p>118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35" calcext:value-type="float">
            <text:p>119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1" calcext:value-type="float">
            <text:p>118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59" calcext:value-type="float">
            <text:p>117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3" calcext:value-type="float">
            <text:p>116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22" calcext:value-type="float">
            <text:p>118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" calcext:value-type="float">
            <text:p>117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2" calcext:value-type="float">
            <text:p>116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47" calcext:value-type="float">
            <text:p>118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41" calcext:value-type="float">
            <text:p>119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07" calcext:value-type="float">
            <text:p>119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8:.J71])" office:value-type="float" office:value="118.229166666667" calcext:value-type="float">
            <text:p>118,2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92" calcext:value-type="float">
            <text:p>118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3" calcext:value-type="float">
            <text:p>120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86" calcext:value-type="float">
            <text:p>122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" calcext:value-type="float">
            <text:p>119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4" calcext:value-type="float">
            <text:p>118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8" calcext:value-type="float">
            <text:p>118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8" calcext:value-type="float">
            <text:p>118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1" calcext:value-type="float">
            <text:p>118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2" calcext:value-type="float">
            <text:p>119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08" calcext:value-type="float">
            <text:p>119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42" calcext:value-type="float">
            <text:p>118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58" calcext:value-type="float">
            <text:p>120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4:.J107])" office:value-type="float" office:value="119.51" calcext:value-type="float">
            <text:p>119,5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58" calcext:value-type="float">
            <text:p>125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21" calcext:value-type="float">
            <text:p>126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79" calcext:value-type="float">
            <text:p>125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34" calcext:value-type="float">
            <text:p>127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71" calcext:value-type="float">
            <text:p>126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18" calcext:value-type="float">
            <text:p>121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13" calcext:value-type="float">
            <text:p>122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" calcext:value-type="float">
            <text:p>120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98" calcext:value-type="float">
            <text:p>122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" calcext:value-type="float">
            <text:p>121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67" calcext:value-type="float">
            <text:p>121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55" calcext:value-type="float">
            <text:p>122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0:.J143])" office:value-type="float" office:value="123.711666666667" calcext:value-type="float">
            <text:p>123,7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6" calcext:value-type="float">
            <text:p>113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5" calcext:value-type="float">
            <text:p>110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9" calcext:value-type="float">
            <text:p>111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4" calcext:value-type="float">
            <text:p>110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6" calcext:value-type="float">
            <text:p>111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9" calcext:value-type="float">
            <text:p>112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83" calcext:value-type="float">
            <text:p>110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6" calcext:value-type="float">
            <text:p>111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14" calcext:value-type="float">
            <text:p>112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" calcext:value-type="float">
            <text:p>111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6" calcext:value-type="float">
            <text:p>111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42" calcext:value-type="float">
            <text:p>112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46:.J179])" office:value-type="float" office:value="111.816666666667" calcext:value-type="float">
            <text:p>111,8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1" calcext:value-type="float">
            <text:p>111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5" calcext:value-type="float">
            <text:p>111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5" calcext:value-type="float">
            <text:p>111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5" calcext:value-type="float">
            <text:p>111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9" calcext:value-type="float">
            <text:p>111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26" calcext:value-type="float">
            <text:p>112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89" calcext:value-type="float">
            <text:p>111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9" calcext:value-type="float">
            <text:p>111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" calcext:value-type="float">
            <text:p>113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1" calcext:value-type="float">
            <text:p>111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43" calcext:value-type="float">
            <text:p>111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07" calcext:value-type="float">
            <text:p>112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82:.J215])" office:value-type="float" office:value="111.85" calcext:value-type="float">
            <text:p>111,8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" calcext:value-type="float">
            <text:p>112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3" calcext:value-type="float">
            <text:p>113,3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9" calcext:value-type="float">
            <text:p>112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3" calcext:value-type="float">
            <text:p>111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6" calcext:value-type="float">
            <text:p>113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7" calcext:value-type="float">
            <text:p>112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1" calcext:value-type="float">
            <text:p>111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7" calcext:value-type="float">
            <text:p>113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32" calcext:value-type="float">
            <text:p>114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6" calcext:value-type="float">
            <text:p>113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" calcext:value-type="float">
            <text:p>113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7" calcext:value-type="float">
            <text:p>112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18:.J251])" office:value-type="float" office:value="112.884166666667" calcext:value-type="float">
            <text:p>112,8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8" calcext:value-type="float">
            <text:p>116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4" calcext:value-type="float">
            <text:p>114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69" calcext:value-type="float">
            <text:p>114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02" calcext:value-type="float">
            <text:p>115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9" calcext:value-type="float">
            <text:p>114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1" calcext:value-type="float">
            <text:p>114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64" calcext:value-type="float">
            <text:p>114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67" calcext:value-type="float">
            <text:p>114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2" calcext:value-type="float">
            <text:p>114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43" calcext:value-type="float">
            <text:p>117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3" calcext:value-type="float">
            <text:p>116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4" calcext:value-type="float">
            <text:p>117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54:.J287])" office:value-type="float" office:value="115.401666666667" calcext:value-type="float">
            <text:p>115,4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9" calcext:value-type="float">
            <text:p>105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15" calcext:value-type="float">
            <text:p>104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47" calcext:value-type="float">
            <text:p>104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78" calcext:value-type="float">
            <text:p>104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14" calcext:value-type="float">
            <text:p>104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22" calcext:value-type="float">
            <text:p>106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1" calcext:value-type="float">
            <text:p>107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15" calcext:value-type="float">
            <text:p>106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2" calcext:value-type="float">
            <text:p>106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6" calcext:value-type="float">
            <text:p>106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2" calcext:value-type="float">
            <text:p>107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6" calcext:value-type="float">
            <text:p>106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90:.J323])" office:value-type="float" office:value="105.814166666667" calcext:value-type="float">
            <text:p>105,8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5" calcext:value-type="float">
            <text:p>106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8" calcext:value-type="float">
            <text:p>106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8" calcext:value-type="float">
            <text:p>103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57" calcext:value-type="float">
            <text:p>104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5" calcext:value-type="float">
            <text:p>105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07" calcext:value-type="float">
            <text:p>105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6" calcext:value-type="float">
            <text:p>105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2" calcext:value-type="float">
            <text:p>105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97" calcext:value-type="float">
            <text:p>104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" calcext:value-type="float">
            <text:p>105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9" calcext:value-type="float">
            <text:p>103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8" calcext:value-type="float">
            <text:p>107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26:.J359])" office:value-type="float" office:value="105.518333333333" calcext:value-type="float">
            <text:p>105,5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8" calcext:value-type="float">
            <text:p>106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" calcext:value-type="float">
            <text:p>107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9" calcext:value-type="float">
            <text:p>107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9" calcext:value-type="float">
            <text:p>108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3" calcext:value-type="float">
            <text:p>106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1" calcext:value-type="float">
            <text:p>107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7" calcext:value-type="float">
            <text:p>107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43" calcext:value-type="float">
            <text:p>107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4" calcext:value-type="float">
            <text:p>105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7" calcext:value-type="float">
            <text:p>106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4" calcext:value-type="float">
            <text:p>107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6" calcext:value-type="float">
            <text:p>107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62:.J395])" office:value-type="float" office:value="107.209166666667" calcext:value-type="float">
            <text:p>107,2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" calcext:value-type="float">
            <text:p>108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4" calcext:value-type="float">
            <text:p>108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" calcext:value-type="float">
            <text:p>108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4" calcext:value-type="float">
            <text:p>107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9" calcext:value-type="float">
            <text:p>108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8" calcext:value-type="float">
            <text:p>108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8" calcext:value-type="float">
            <text:p>108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1" calcext:value-type="float">
            <text:p>108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6" calcext:value-type="float">
            <text:p>109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7" calcext:value-type="float">
            <text:p>108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3" calcext:value-type="float">
            <text:p>108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5" calcext:value-type="float">
            <text:p>108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98:.J431])" office:value-type="float" office:value="108.6625" calcext:value-type="float">
            <text:p>108,6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4" calcext:value-type="float">
            <text:p>102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97" calcext:value-type="float">
            <text:p>101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7" calcext:value-type="float">
            <text:p>99,3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4" calcext:value-type="float">
            <text:p>98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3" calcext:value-type="float">
            <text:p>98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06" calcext:value-type="float">
            <text:p>98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8" calcext:value-type="float">
            <text:p>98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9" calcext:value-type="float">
            <text:p>98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9" calcext:value-type="float">
            <text:p>98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2" calcext:value-type="float">
            <text:p>98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5" calcext:value-type="float">
            <text:p>98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55" calcext:value-type="float">
            <text:p>97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34:.J467])" office:value-type="float" office:value="99.0158333333333" calcext:value-type="float">
            <text:p>99,0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7" calcext:value-type="float">
            <text:p>96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6" calcext:value-type="float">
            <text:p>99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3" calcext:value-type="float">
            <text:p>102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2" calcext:value-type="float">
            <text:p>102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3" calcext:value-type="float">
            <text:p>103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4" calcext:value-type="float">
            <text:p>102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6" calcext:value-type="float">
            <text:p>102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" calcext:value-type="float">
            <text:p>102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2" calcext:value-type="float">
            <text:p>102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5" calcext:value-type="float">
            <text:p>102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79" calcext:value-type="float">
            <text:p>101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91" calcext:value-type="float">
            <text:p>101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70:.J503])" office:value-type="float" office:value="101.631666666667" calcext:value-type="float">
            <text:p>101,6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1" calcext:value-type="float">
            <text:p>98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6" calcext:value-type="float">
            <text:p>98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3" calcext:value-type="float">
            <text:p>99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5" calcext:value-type="float">
            <text:p>99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4" calcext:value-type="float">
            <text:p>98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4" calcext:value-type="float">
            <text:p>98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2" calcext:value-type="float">
            <text:p>99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7" calcext:value-type="float">
            <text:p>98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3" calcext:value-type="float">
            <text:p>98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4" calcext:value-type="float">
            <text:p>98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4" calcext:value-type="float">
            <text:p>99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89" calcext:value-type="float">
            <text:p>101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06:.J539])" office:value-type="float" office:value="99.135" calcext:value-type="float">
            <text:p>99,1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5" calcext:value-type="float">
            <text:p>102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4" calcext:value-type="float">
            <text:p>103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5" calcext:value-type="float">
            <text:p>103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8" calcext:value-type="float">
            <text:p>103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4" calcext:value-type="float">
            <text:p>103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8" calcext:value-type="float">
            <text:p>102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3" calcext:value-type="float">
            <text:p>103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9" calcext:value-type="float">
            <text:p>102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2" calcext:value-type="float">
            <text:p>102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03" calcext:value-type="float">
            <text:p>104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9" calcext:value-type="float">
            <text:p>100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4" calcext:value-type="float">
            <text:p>100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42:.J575])" office:value-type="float" office:value="102.853333333333" calcext:value-type="float">
            <text:p>102,8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9" calcext:value-type="float">
            <text:p>93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5" calcext:value-type="float">
            <text:p>93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5" calcext:value-type="float">
            <text:p>93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9" calcext:value-type="float">
            <text:p>93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8" calcext:value-type="float">
            <text:p>94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86" calcext:value-type="float">
            <text:p>92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7" calcext:value-type="float">
            <text:p>93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1" calcext:value-type="float">
            <text:p>93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9" calcext:value-type="float">
            <text:p>93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7" calcext:value-type="float">
            <text:p>92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9" calcext:value-type="float">
            <text:p>95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78:.J611])" office:value-type="float" office:value="93.565" calcext:value-type="float">
            <text:p>93,5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7" calcext:value-type="float">
            <text:p>98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9" calcext:value-type="float">
            <text:p>98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2" calcext:value-type="float">
            <text:p>97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4" calcext:value-type="float">
            <text:p>97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7" calcext:value-type="float">
            <text:p>98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4" calcext:value-type="float">
            <text:p>98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1" calcext:value-type="float">
            <text:p>98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8" calcext:value-type="float">
            <text:p>98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53" calcext:value-type="float">
            <text:p>97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5" calcext:value-type="float">
            <text:p>97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8" calcext:value-type="float">
            <text:p>98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7" calcext:value-type="float">
            <text:p>98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14:.J647])" office:value-type="float" office:value="98.1958333333333" calcext:value-type="float">
            <text:p>98,2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9" calcext:value-type="float">
            <text:p>98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1" calcext:value-type="float">
            <text:p>93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8" calcext:value-type="float">
            <text:p>93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8" calcext:value-type="float">
            <text:p>93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7" calcext:value-type="float">
            <text:p>93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6" calcext:value-type="float">
            <text:p>93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88" calcext:value-type="float">
            <text:p>92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3" calcext:value-type="float">
            <text:p>93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8" calcext:value-type="float">
            <text:p>93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8" calcext:value-type="float">
            <text:p>93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3" calcext:value-type="float">
            <text:p>93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50:.J683])" office:value-type="float" office:value="93.8408333333333" calcext:value-type="float">
            <text:p>93,8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5" calcext:value-type="float">
            <text:p>93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42" calcext:value-type="float">
            <text:p>94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3" calcext:value-type="float">
            <text:p>94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8" calcext:value-type="float">
            <text:p>99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5" calcext:value-type="float">
            <text:p>98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8" calcext:value-type="float">
            <text:p>98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9" calcext:value-type="float">
            <text:p>99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" calcext:value-type="float">
            <text:p>99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9" calcext:value-type="float">
            <text:p>98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" calcext:value-type="float">
            <text:p>99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7" calcext:value-type="float">
            <text:p>98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2" calcext:value-type="float">
            <text:p>99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86:.J719])" office:value-type="float" office:value="97.84" calcext:value-type="float">
            <text:p>97,8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8" calcext:value-type="float">
            <text:p>95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9" calcext:value-type="float">
            <text:p>94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5" calcext:value-type="float">
            <text:p>94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7" calcext:value-type="float">
            <text:p>95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" calcext:value-type="float">
            <text:p>95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8" calcext:value-type="float">
            <text:p>94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6" calcext:value-type="float">
            <text:p>89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4" calcext:value-type="float">
            <text:p>89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6" calcext:value-type="float">
            <text:p>89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7" calcext:value-type="float">
            <text:p>89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3" calcext:value-type="float">
            <text:p>89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22:.J755])" office:value-type="float" office:value="92.5941666666667" calcext:value-type="float">
            <text:p>92,5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4" calcext:value-type="float">
            <text:p>89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3" calcext:value-type="float">
            <text:p>89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2" calcext:value-type="float">
            <text:p>89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9" calcext:value-type="float">
            <text:p>89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9" calcext:value-type="float">
            <text:p>89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3" calcext:value-type="float">
            <text:p>89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3" calcext:value-type="float">
            <text:p>89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7" calcext:value-type="float">
            <text:p>89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7" calcext:value-type="float">
            <text:p>89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57" calcext:value-type="float">
            <text:p>89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4" calcext:value-type="float">
            <text:p>88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3" calcext:value-type="float">
            <text:p>88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58:.J791])" office:value-type="float" office:value="89.2258333333333" calcext:value-type="float">
            <text:p>89,2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9" calcext:value-type="float">
            <text:p>88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5" calcext:value-type="float">
            <text:p>89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2" calcext:value-type="float">
            <text:p>89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9" calcext:value-type="float">
            <text:p>94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3" calcext:value-type="float">
            <text:p>94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3" calcext:value-type="float">
            <text:p>95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" calcext:value-type="float">
            <text:p>95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6" calcext:value-type="float">
            <text:p>95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2" calcext:value-type="float">
            <text:p>95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3" calcext:value-type="float">
            <text:p>95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8" calcext:value-type="float">
            <text:p>94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9" calcext:value-type="float">
            <text:p>94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94:.J827])" office:value-type="float" office:value="93.6658333333333" calcext:value-type="float">
            <text:p>93,6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5" calcext:value-type="float">
            <text:p>95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" calcext:value-type="float">
            <text:p>96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" calcext:value-type="float">
            <text:p>95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6" calcext:value-type="float">
            <text:p>95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3" calcext:value-type="float">
            <text:p>94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1" calcext:value-type="float">
            <text:p>95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8" calcext:value-type="float">
            <text:p>95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5" calcext:value-type="float">
            <text:p>94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66" calcext:value-type="float">
            <text:p>91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1" calcext:value-type="float">
            <text:p>89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7" calcext:value-type="float">
            <text:p>89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30:.J863])" office:value-type="float" office:value="94.0516666666667" calcext:value-type="float">
            <text:p>94,0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31" calcext:value-type="float">
            <text:p>87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8" calcext:value-type="float">
            <text:p>87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31" calcext:value-type="float">
            <text:p>87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09" calcext:value-type="float">
            <text:p>87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76" calcext:value-type="float">
            <text:p>87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93" calcext:value-type="float">
            <text:p>86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98" calcext:value-type="float">
            <text:p>86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4" calcext:value-type="float">
            <text:p>87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29" calcext:value-type="float">
            <text:p>87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04" calcext:value-type="float">
            <text:p>87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65" calcext:value-type="float">
            <text:p>87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96" calcext:value-type="float">
            <text:p>86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66:.J899])" office:value-type="float" office:value="87.305" calcext:value-type="float">
            <text:p>87,3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3" calcext:value-type="float">
            <text:p>87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2" calcext:value-type="float">
            <text:p>87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23" calcext:value-type="float">
            <text:p>87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22" calcext:value-type="float">
            <text:p>87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34" calcext:value-type="float">
            <text:p>87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49" calcext:value-type="float">
            <text:p>87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78" calcext:value-type="float">
            <text:p>87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6" calcext:value-type="float">
            <text:p>87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98" calcext:value-type="float">
            <text:p>88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4" calcext:value-type="float">
            <text:p>94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3" calcext:value-type="float">
            <text:p>93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02:.J935])" office:value-type="float" office:value="88.6833333333333" calcext:value-type="float">
            <text:p>88,6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5" calcext:value-type="float">
            <text:p>93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6" calcext:value-type="float">
            <text:p>94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5" calcext:value-type="float">
            <text:p>93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3" calcext:value-type="float">
            <text:p>94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1" calcext:value-type="float">
            <text:p>94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8" calcext:value-type="float">
            <text:p>93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8" calcext:value-type="float">
            <text:p>94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1" calcext:value-type="float">
            <text:p>93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5" calcext:value-type="float">
            <text:p>93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7" calcext:value-type="float">
            <text:p>93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" calcext:value-type="float">
            <text:p>93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6" calcext:value-type="float">
            <text:p>93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38:.J971])" office:value-type="float" office:value="93.8541666666667" calcext:value-type="float">
            <text:p>93,8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7" calcext:value-type="float">
            <text:p>93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" calcext:value-type="float">
            <text:p>93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3" calcext:value-type="float">
            <text:p>93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9" calcext:value-type="float">
            <text:p>93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5" calcext:value-type="float">
            <text:p>93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6" calcext:value-type="float">
            <text:p>93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43" calcext:value-type="float">
            <text:p>87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68" calcext:value-type="float">
            <text:p>87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74:.J1007])" office:value-type="float" office:value="92.2633333333333" calcext:value-type="float">
            <text:p>92,2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6.43" calcext:value-type="float">
            <text:p>1266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5.6" calcext:value-type="float">
            <text:p>1295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8.06" calcext:value-type="float">
            <text:p>1308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6.8" calcext:value-type="float">
            <text:p>1276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8.7" calcext:value-type="float">
            <text:p>1268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9.38" calcext:value-type="float">
            <text:p>1309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2.79" calcext:value-type="float">
            <text:p>1312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5.05" calcext:value-type="float">
            <text:p>1265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9.56" calcext:value-type="float">
            <text:p>1279,5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3.16" calcext:value-type="float">
            <text:p>1313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4.57" calcext:value-type="float">
            <text:p>1294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8.98" calcext:value-type="float">
            <text:p>1268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10:.J1043])" office:value-type="float" office:value="1288.25666666667" calcext:value-type="float">
            <text:p>1.288,2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6.88" calcext:value-type="float">
            <text:p>936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1.27" calcext:value-type="float">
            <text:p>951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7.48" calcext:value-type="float">
            <text:p>947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3.45" calcext:value-type="float">
            <text:p>923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2.37" calcext:value-type="float">
            <text:p>922,3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8.25" calcext:value-type="float">
            <text:p>938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8.64" calcext:value-type="float">
            <text:p>948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0.51" calcext:value-type="float">
            <text:p>950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1.88" calcext:value-type="float">
            <text:p>921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2.91" calcext:value-type="float">
            <text:p>922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3.82" calcext:value-type="float">
            <text:p>943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1.71" calcext:value-type="float">
            <text:p>951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46:.J1079])" office:value-type="float" office:value="938.264166666667" calcext:value-type="float">
            <text:p>938,2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1.61" calcext:value-type="float">
            <text:p>651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8.93" calcext:value-type="float">
            <text:p>638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8.29" calcext:value-type="float">
            <text:p>638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8.39" calcext:value-type="float">
            <text:p>638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7.21" calcext:value-type="float">
            <text:p>647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0.68" calcext:value-type="float">
            <text:p>650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2.55" calcext:value-type="float">
            <text:p>652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5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51.25" calcext:value-type="float">
            <text:p>651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8.1" calcext:value-type="float">
            <text:p>638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0.76" calcext:value-type="float">
            <text:p>640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9.88" calcext:value-type="float">
            <text:p>639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9.27" calcext:value-type="float">
            <text:p>649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82:.J1115])" office:value-type="float" office:value="644.743333333333" calcext:value-type="float">
            <text:p>644,7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8.2" calcext:value-type="float">
            <text:p>418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7.8" calcext:value-type="float">
            <text:p>417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9.78" calcext:value-type="float">
            <text:p>419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55" calcext:value-type="float">
            <text:p>416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63" calcext:value-type="float">
            <text:p>416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5.49" calcext:value-type="float">
            <text:p>415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7.55" calcext:value-type="float">
            <text:p>417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88" calcext:value-type="float">
            <text:p>416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8.63" calcext:value-type="float">
            <text:p>418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0.09" calcext:value-type="float">
            <text:p>420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01" calcext:value-type="float">
            <text:p>416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8.47" calcext:value-type="float">
            <text:p>418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18:.J1151])" office:value-type="float" office:value="417.673333333333" calcext:value-type="float">
            <text:p>417,6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72" calcext:value-type="float">
            <text:p>248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07" calcext:value-type="float">
            <text:p>248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91" calcext:value-type="float">
            <text:p>247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45" calcext:value-type="float">
            <text:p>250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79" calcext:value-type="float">
            <text:p>253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94" calcext:value-type="float">
            <text:p>252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24" calcext:value-type="float">
            <text:p>254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73" calcext:value-type="float">
            <text:p>253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72" calcext:value-type="float">
            <text:p>253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71" calcext:value-type="float">
            <text:p>254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89" calcext:value-type="float">
            <text:p>252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76" calcext:value-type="float">
            <text:p>252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54:.J1187])" office:value-type="float" office:value="251.994166666667" calcext:value-type="float">
            <text:p>251,9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7" calcext:value-type="float">
            <text:p>139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46" calcext:value-type="float">
            <text:p>138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4" calcext:value-type="float">
            <text:p>138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8" calcext:value-type="float">
            <text:p>139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17" calcext:value-type="float">
            <text:p>138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46" calcext:value-type="float">
            <text:p>138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4" calcext:value-type="float">
            <text:p>139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49" calcext:value-type="float">
            <text:p>138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59" calcext:value-type="float">
            <text:p>138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05" calcext:value-type="float">
            <text:p>138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53" calcext:value-type="float">
            <text:p>138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5" calcext:value-type="float">
            <text:p>139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90:.J1223])" office:value-type="float" office:value="138.694166666667" calcext:value-type="float">
            <text:p>138,6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5" calcext:value-type="float">
            <text:p>105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3" calcext:value-type="float">
            <text:p>105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78" calcext:value-type="float">
            <text:p>104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81" calcext:value-type="float">
            <text:p>104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" calcext:value-type="float">
            <text:p>102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9" calcext:value-type="float">
            <text:p>103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1" calcext:value-type="float">
            <text:p>103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6" calcext:value-type="float">
            <text:p>103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" calcext:value-type="float">
            <text:p>103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2" calcext:value-type="float">
            <text:p>103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9" calcext:value-type="float">
            <text:p>105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5" calcext:value-type="float">
            <text:p>103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226:.J1259])" office:value-type="float" office:value="104.215833333333" calcext:value-type="float">
            <text:p>104,22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58cm" svg:y="0.186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88cm" svg:x="27.391cm" svg:y="10.085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428cm" svg:y="20.057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65" calcext:value-type="float">
            <text:p>92,07</text:p>
          </table:table-cell>
          <table:table-cell table:style-name="ce19" office:value-type="float" office:value="108.078333333333" calcext:value-type="float">
            <text:p>108,08</text:p>
          </table:table-cell>
          <table:table-cell table:style-name="ce26" office:value-type="float" office:value="92.26" calcext:value-type="float">
            <text:p>92,26</text:p>
          </table:table-cell>
          <table:table-cell table:style-name="ce26" office:value-type="float" office:value="93.85" calcext:value-type="float">
            <text:p>93,85</text:p>
          </table:table-cell>
          <table:table-cell table:style-name="ce26" office:value-type="float" office:value="88.68" calcext:value-type="float">
            <text:p>88,68</text:p>
          </table:table-cell>
          <table:table-cell table:style-name="ce28" office:value-type="float" office:value="87.31" calcext:value-type="float">
            <text:p>87,31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85" calcext:value-type="float">
            <text:p>126,49</text:p>
          </table:table-cell>
          <table:table-cell table:style-name="ce20" office:value-type="float" office:value="109.886666666667" calcext:value-type="float">
            <text:p>109,89</text:p>
          </table:table-cell>
          <table:table-cell table:style-name="ce20" office:value-type="float" office:value="94.05" calcext:value-type="float">
            <text:p>94,05</text:p>
          </table:table-cell>
          <table:table-cell table:style-name="ce20" office:value-type="float" office:value="93.67" calcext:value-type="float">
            <text:p>93,67</text:p>
          </table:table-cell>
          <table:table-cell table:style-name="ce20" office:value-type="float" office:value="89.23" calcext:value-type="float">
            <text:p>89,23</text:p>
          </table:table-cell>
          <table:table-cell table:style-name="ce29" office:value-type="float" office:value="92.59" calcext:value-type="float">
            <text:p>92,5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78333333333" calcext:value-type="float">
            <text:p>227,48</text:p>
          </table:table-cell>
          <table:table-cell table:style-name="ce20" office:value-type="float" office:value="114.736666666667" calcext:value-type="float">
            <text:p>114,74</text:p>
          </table:table-cell>
          <table:table-cell table:style-name="ce20" office:value-type="float" office:value="97.84" calcext:value-type="float">
            <text:p>97,84</text:p>
          </table:table-cell>
          <table:table-cell table:style-name="ce20" office:value-type="float" office:value="93.84" calcext:value-type="float">
            <text:p>93,84</text:p>
          </table:table-cell>
          <table:table-cell table:style-name="ce20" office:value-type="float" office:value="98.2" calcext:value-type="float">
            <text:p>98,20</text:p>
          </table:table-cell>
          <table:table-cell table:style-name="ce29" office:value-type="float" office:value="93.57" calcext:value-type="float">
            <text:p>93,57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4166666667" calcext:value-type="float">
            <text:p>119,49</text:p>
          </table:table-cell>
          <table:table-cell table:style-name="ce20" office:value-type="float" office:value="102.85" calcext:value-type="float">
            <text:p>102,85</text:p>
          </table:table-cell>
          <table:table-cell table:style-name="ce20" office:value-type="float" office:value="99.13" calcext:value-type="float">
            <text:p>99,13</text:p>
          </table:table-cell>
          <table:table-cell table:style-name="ce20" office:value-type="float" office:value="101.63" calcext:value-type="float">
            <text:p>101,63</text:p>
          </table:table-cell>
          <table:table-cell table:style-name="ce29" office:value-type="float" office:value="99.02" calcext:value-type="float">
            <text:p>99,02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86666666667" calcext:value-type="float">
            <text:p>608,99</text:p>
          </table:table-cell>
          <table:table-cell table:style-name="ce20" office:value-type="float" office:value="126.3425" calcext:value-type="float">
            <text:p>126,34</text:p>
          </table:table-cell>
          <table:table-cell table:style-name="ce20" office:value-type="float" office:value="108.66" calcext:value-type="float">
            <text:p>108,66</text:p>
          </table:table-cell>
          <table:table-cell table:style-name="ce20" office:value-type="float" office:value="107.21" calcext:value-type="float">
            <text:p>107,21</text:p>
          </table:table-cell>
          <table:table-cell table:style-name="ce20" office:value-type="float" office:value="105.52" calcext:value-type="float">
            <text:p>105,52</text:p>
          </table:table-cell>
          <table:table-cell table:style-name="ce29" office:value-type="float" office:value="105.81" calcext:value-type="float">
            <text:p>105,81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4166666667" calcext:value-type="float">
            <text:p>891,56</text:p>
          </table:table-cell>
          <table:table-cell table:style-name="ce20" office:value-type="float" office:value="133.674166666667" calcext:value-type="float">
            <text:p>133,67</text:p>
          </table:table-cell>
          <table:table-cell table:style-name="ce20" office:value-type="float" office:value="115.4" calcext:value-type="float">
            <text:p>115,40</text:p>
          </table:table-cell>
          <table:table-cell table:style-name="ce20" office:value-type="float" office:value="112.88" calcext:value-type="float">
            <text:p>112,88</text:p>
          </table:table-cell>
          <table:table-cell table:style-name="ce20" office:value-type="float" office:value="111.85" calcext:value-type="float">
            <text:p>111,85</text:p>
          </table:table-cell>
          <table:table-cell table:style-name="ce29" office:value-type="float" office:value="111.82" calcext:value-type="float">
            <text:p>111,82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23.71" calcext:value-type="float">
            <text:p>123,71</text:p>
          </table:table-cell>
          <table:table-cell table:style-name="ce21" office:value-type="float" office:value="119.51" calcext:value-type="float">
            <text:p>119,51</text:p>
          </table:table-cell>
          <table:table-cell table:style-name="ce21" office:value-type="float" office:value="118.23" calcext:value-type="float">
            <text:p>118,23</text:p>
          </table:table-cell>
          <table:table-cell table:style-name="ce30" office:value-type="float" office:value="118.55" calcext:value-type="float">
            <text:p>118,55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18.55" calcext:value-type="float">
            <text:p>118,5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18.23" calcext:value-type="float">
            <text:p>118,2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19.51" calcext:value-type="float">
            <text:p>119,5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23.71" calcext:value-type="float">
            <text:p>123,71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11.82" calcext:value-type="float">
            <text:p>111,8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11.85" calcext:value-type="float">
            <text:p>111,8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12.88" calcext:value-type="float">
            <text:p>112,8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15.4" calcext:value-type="float">
            <text:p>115,4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05.81" calcext:value-type="float">
            <text:p>105,8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05.52" calcext:value-type="float">
            <text:p>105,5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07.21" calcext:value-type="float">
            <text:p>107,2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08.66" calcext:value-type="float">
            <text:p>108,66</text:p>
          </table:table-cell>
          <table:table-cell/>
          <table:table-cell table:style-name="ce27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99.02" calcext:value-type="float">
            <text:p>99,0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65" calcext:value-type="float">
            <text:p>92,07</text:p>
          </table:table-cell>
          <table:table-cell table:style-name="ce31" office:value-type="string" calcext:value-type="string">
            <text:p>x</text:p>
          </table:table-cell>
          <table:table-cell table:style-name="ce26" table:formula="of:=[.F26]/[.D2]" office:value-type="float" office:value="0.997886407977455" calcext:value-type="float">
            <text:p>1,00</text:p>
          </table:table-cell>
          <table:table-cell table:style-name="ce26" table:formula="of:=[.F26]/[.E2]" office:value-type="float" office:value="0.980980287693127" calcext:value-type="float">
            <text:p>0,98</text:p>
          </table:table-cell>
          <table:table-cell table:style-name="ce26" table:formula="of:=[.F26]/[.F2]" office:value-type="float" office:value="1.03817095173658" calcext:value-type="float">
            <text:p>1,04</text:p>
          </table:table-cell>
          <table:table-cell table:style-name="ce28" table:formula="of:=[.F26]/[.G2]" office:value-type="float" office:value="1.05446111556523" calcext:value-type="float">
            <text:p>1,0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01.63" calcext:value-type="float">
            <text:p>101,63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85" calcext:value-type="float">
            <text:p>126,49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F27]/[.D3]" office:value-type="float" office:value="1.34486975013291" calcext:value-type="float">
            <text:p>1,34</text:p>
          </table:table-cell>
          <table:table-cell table:style-name="ce20" table:formula="of:=[.F27]/[.E3]" office:value-type="float" office:value="1.35032561118821" calcext:value-type="float">
            <text:p>1,35</text:p>
          </table:table-cell>
          <table:table-cell table:style-name="ce20" table:formula="of:=[.F27]/[.F3]" office:value-type="float" office:value="1.41751653031492" calcext:value-type="float">
            <text:p>1,42</text:p>
          </table:table-cell>
          <table:table-cell table:style-name="ce29" table:formula="of:=[.F27]/[.G3]" office:value-type="float" office:value="1.366076250135" calcext:value-type="float">
            <text:p>1,3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99.13" calcext:value-type="float">
            <text:p>99,13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78333333333" calcext:value-type="float">
            <text:p>227,48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F28]/[.D4]" office:value-type="float" office:value="2.32500340692286" calcext:value-type="float">
            <text:p>2,33</text:p>
          </table:table-cell>
          <table:table-cell table:style-name="ce20" table:formula="of:=[.F28]/[.E4]" office:value-type="float" office:value="2.42410841148053" calcext:value-type="float">
            <text:p>2,42</text:p>
          </table:table-cell>
          <table:table-cell table:style-name="ce20" table:formula="of:=[.F28]/[.F4]" office:value-type="float" office:value="2.31647997284453" calcext:value-type="float">
            <text:p>2,32</text:p>
          </table:table-cell>
          <table:table-cell table:style-name="ce29" table:formula="of:=[.F28]/[.G4]" office:value-type="float" office:value="2.43110327384133" calcext:value-type="float">
            <text:p>2,4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02.85" calcext:value-type="float">
            <text:p>102,85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F29]/[.D5]" office:value-type="float" office:value="3.77092853670394" calcext:value-type="float">
            <text:p>3,77</text:p>
          </table:table-cell>
          <table:table-cell table:style-name="ce20" table:formula="of:=[.F29]/[.E5]" office:value-type="float" office:value="3.9124382124483" calcext:value-type="float">
            <text:p>3,91</text:p>
          </table:table-cell>
          <table:table-cell table:style-name="ce20" table:formula="of:=[.F29]/[.F5]" office:value-type="float" office:value="3.8161960051166" calcext:value-type="float">
            <text:p>3,82</text:p>
          </table:table-cell>
          <table:table-cell table:style-name="ce29" table:formula="of:=[.F29]/[.G5]" office:value-type="float" office:value="3.91678448798223" calcext:value-type="float">
            <text:p>3,9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93.57" calcext:value-type="float">
            <text:p>93,57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86666666667" calcext:value-type="float">
            <text:p>608,99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F30]/[.D6]" office:value-type="float" office:value="5.60451561445488" calcext:value-type="float">
            <text:p>5,60</text:p>
          </table:table-cell>
          <table:table-cell table:style-name="ce20" table:formula="of:=[.F30]/[.E6]" office:value-type="float" office:value="5.68031589093058" calcext:value-type="float">
            <text:p>5,68</text:p>
          </table:table-cell>
          <table:table-cell table:style-name="ce20" table:formula="of:=[.F30]/[.F6]" office:value-type="float" office:value="5.77129138236038" calcext:value-type="float">
            <text:p>5,77</text:p>
          </table:table-cell>
          <table:table-cell table:style-name="ce29" table:formula="of:=[.F30]/[.G6]" office:value-type="float" office:value="5.75547364773336" calcext:value-type="float">
            <text:p>5,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98.2" calcext:value-type="float">
            <text:p>98,20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4166666667" calcext:value-type="float">
            <text:p>891,56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F31]/[.D7]" office:value-type="float" office:value="7.72585932986713" calcext:value-type="float">
            <text:p>7,73</text:p>
          </table:table-cell>
          <table:table-cell table:style-name="ce20" table:formula="of:=[.F31]/[.E7]" office:value-type="float" office:value="7.89833599102292" calcext:value-type="float">
            <text:p>7,90</text:p>
          </table:table-cell>
          <table:table-cell table:style-name="ce20" table:formula="of:=[.F31]/[.F7]" office:value-type="float" office:value="7.971069885263" calcext:value-type="float">
            <text:p>7,97</text:p>
          </table:table-cell>
          <table:table-cell table:style-name="ce29" table:formula="of:=[.F31]/[.G7]" office:value-type="float" office:value="7.97320843021523" calcext:value-type="float">
            <text:p>7,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93.84" calcext:value-type="float">
            <text:p>93,84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3" office:value-type="string" calcext:value-type="string">
            <text:p>x</text:p>
          </table:table-cell>
          <table:table-cell table:style-name="ce21" table:formula="of:=[.F32]/[.D8]" office:value-type="float" office:value="10.0198852154232" calcext:value-type="float">
            <text:p>10,02</text:p>
          </table:table-cell>
          <table:table-cell table:style-name="ce21" table:formula="of:=[.F32]/[.E8]" office:value-type="float" office:value="10.3720190779014" calcext:value-type="float">
            <text:p>10,37</text:p>
          </table:table-cell>
          <table:table-cell table:style-name="ce21" table:formula="of:=[.F32]/[.F8]" office:value-type="float" office:value="10.4843102427472" calcext:value-type="float">
            <text:p>10,48</text:p>
          </table:table-cell>
          <table:table-cell table:style-name="ce30" table:formula="of:=[.F32]/[.G8]" office:value-type="float" office:value="10.4560101223113" calcext:value-type="float">
            <text:p>10,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97.84" calcext:value-type="float">
            <text:p>97,8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2.59" calcext:value-type="float">
            <text:p>92,5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89.23" calcext:value-type="float">
            <text:p>89,2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3.67" calcext:value-type="float">
            <text:p>93,6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4.05" calcext:value-type="float">
            <text:p>94,0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87.31" calcext:value-type="float">
            <text:p>87,3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,6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3.85" calcext:value-type="float">
            <text:p>93,8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2.26" calcext:value-type="float">
            <text:p>92,26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41666666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25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4166666667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36666666667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86666666667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78333333333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/>
          <table:table-cell table:style-name="ce27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4166666667" calcext:value-type="float">
            <text:p>891,56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65" calcext:value-type="float">
            <text:p>92,07</text:p>
          </table:table-cell>
          <table:table-cell table:style-name="ce31" office:value-type="string" calcext:value-type="string">
            <text:p>x</text:p>
          </table:table-cell>
          <table:table-cell table:style-name="ce26" table:formula="of:=[.H26]/[.H49]" office:value-type="float" office:value="0.498943203988728" calcext:value-type="float">
            <text:p>0,50</text:p>
          </table:table-cell>
          <table:table-cell table:style-name="ce26" table:formula="of:=[.I26]/[.I49]" office:value-type="float" office:value="0.245245071923282" calcext:value-type="float">
            <text:p>0,25</text:p>
          </table:table-cell>
          <table:table-cell table:style-name="ce26" table:formula="of:=[.J26]/[.J49]" office:value-type="float" office:value="0.173028491956097" calcext:value-type="float">
            <text:p>0,17</text:p>
          </table:table-cell>
          <table:table-cell table:style-name="ce28" table:formula="of:=[.K26]/[.K49]" office:value-type="float" office:value="0.131807639445653" calcext:value-type="float">
            <text:p>0,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86666666667" calcext:value-type="float">
            <text:p>608,99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85" calcext:value-type="float">
            <text:p>126,49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H27]/[.H49]" office:value-type="float" office:value="0.672434875066454" calcext:value-type="float">
            <text:p>0,67</text:p>
          </table:table-cell>
          <table:table-cell table:style-name="ce20" table:formula="of:=[.I27]/[.I49]" office:value-type="float" office:value="0.337581402797053" calcext:value-type="float">
            <text:p>0,34</text:p>
          </table:table-cell>
          <table:table-cell table:style-name="ce20" table:formula="of:=[.J27]/[.J49]" office:value-type="float" office:value="0.236252755052486" calcext:value-type="float">
            <text:p>0,24</text:p>
          </table:table-cell>
          <table:table-cell table:style-name="ce29" table:formula="of:=[.K27]/[.K49]" office:value-type="float" office:value="0.170759531266875" calcext:value-type="float">
            <text:p>0,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78333333333" calcext:value-type="float">
            <text:p>227,48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H28]/[.H49]" office:value-type="float" office:value="1.16250170346143" calcext:value-type="float">
            <text:p>1,16</text:p>
          </table:table-cell>
          <table:table-cell table:style-name="ce20" table:formula="of:=[.I28]/[.I49]" office:value-type="float" office:value="0.606027102870133" calcext:value-type="float">
            <text:p>0,61</text:p>
          </table:table-cell>
          <table:table-cell table:style-name="ce20" table:formula="of:=[.J28]/[.J49]" office:value-type="float" office:value="0.386079995474089" calcext:value-type="float">
            <text:p>0,39</text:p>
          </table:table-cell>
          <table:table-cell table:style-name="ce29" table:formula="of:=[.K28]/[.K49]" office:value-type="float" office:value="0.303887909230166" calcext:value-type="float">
            <text:p>0,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78333333333" calcext:value-type="float">
            <text:p>227,48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H29]/[.H49]" office:value-type="float" office:value="1.88546426835197" calcext:value-type="float">
            <text:p>1,89</text:p>
          </table:table-cell>
          <table:table-cell table:style-name="ce20" table:formula="of:=[.I29]/[.I49]" office:value-type="float" office:value="0.978109553112075" calcext:value-type="float">
            <text:p>0,98</text:p>
          </table:table-cell>
          <table:table-cell table:style-name="ce20" table:formula="of:=[.J29]/[.J49]" office:value-type="float" office:value="0.636032667519433" calcext:value-type="float">
            <text:p>0,64</text:p>
          </table:table-cell>
          <table:table-cell table:style-name="ce29" table:formula="of:=[.K29]/[.K49]" office:value-type="float" office:value="0.489598060997778" calcext:value-type="float">
            <text:p>0,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85" calcext:value-type="float">
            <text:p>126,49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86666666667" calcext:value-type="float">
            <text:p>608,99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H30]/[.H49]" office:value-type="float" office:value="2.80225780722744" calcext:value-type="float">
            <text:p>2,80</text:p>
          </table:table-cell>
          <table:table-cell table:style-name="ce20" table:formula="of:=[.I30]/[.I49]" office:value-type="float" office:value="1.42007897273264" calcext:value-type="float">
            <text:p>1,42</text:p>
          </table:table-cell>
          <table:table-cell table:style-name="ce20" table:formula="of:=[.J30]/[.J49]" office:value-type="float" office:value="0.961881897060063" calcext:value-type="float">
            <text:p>0,96</text:p>
          </table:table-cell>
          <table:table-cell table:style-name="ce29" table:formula="of:=[.K30]/[.K49]" office:value-type="float" office:value="0.71943420596667" calcext:value-type="float">
            <text:p>0,72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65" calcext:value-type="float">
            <text:p>92,07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4166666667" calcext:value-type="float">
            <text:p>891,56</text:p>
          </table:table-cell>
          <table:table-cell table:style-name="ce32" office:value-type="string" calcext:value-type="string">
            <text:p>x</text:p>
          </table:table-cell>
          <table:table-cell table:style-name="ce20" table:formula="of:=[.H31]/[.H49]" office:value-type="float" office:value="3.86292966493357" calcext:value-type="float">
            <text:p>3,86</text:p>
          </table:table-cell>
          <table:table-cell table:style-name="ce20" table:formula="of:=[.I31]/[.I49]" office:value-type="float" office:value="1.97458399775573" calcext:value-type="float">
            <text:p>1,97</text:p>
          </table:table-cell>
          <table:table-cell table:style-name="ce20" table:formula="of:=[.J31]/[.J49]" office:value-type="float" office:value="1.32851164754383" calcext:value-type="float">
            <text:p>1,33</text:p>
          </table:table-cell>
          <table:table-cell table:style-name="ce29" table:formula="of:=[.K31]/[.K49]" office:value-type="float" office:value="0.996651053776904" calcext:value-type="float">
            <text:p>1,0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3" office:value-type="string" calcext:value-type="string">
            <text:p>x</text:p>
          </table:table-cell>
          <table:table-cell table:style-name="ce21" table:formula="of:=[.H32]/[.H49]" office:value-type="float" office:value="5.00994260771158" calcext:value-type="float">
            <text:p>5,01</text:p>
          </table:table-cell>
          <table:table-cell table:style-name="ce21" table:formula="of:=[.I32]/[.I49]" office:value-type="float" office:value="2.59300476947536" calcext:value-type="float">
            <text:p>2,59</text:p>
          </table:table-cell>
          <table:table-cell table:style-name="ce21" table:formula="of:=[.J32]/[.J49]" office:value-type="float" office:value="1.74738504045786" calcext:value-type="float">
            <text:p>1,75</text:p>
          </table:table-cell>
          <table:table-cell table:style-name="ce30" table:formula="of:=[.K32]/[.K49]" office:value-type="float" office:value="1.30700126528891" calcext:value-type="float">
            <text:p>1,31</text:p>
          </table:table-cell>
        </table:table-row>
      </table:table>
      <table:named-expressions/>
      <table:database-ranges>
        <table:database-range table:name="__Anonymous_Sheet_DB__0" table:target-range-address="output_FN_16.B1:output_FN_16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19:38.4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2:19:46.770000000</dc:date>
    <meta:editing-duration>PT10M25S</meta:editing-duration>
    <meta:editing-cycles>4</meta:editing-cycles>
    <meta:document-statistic meta:table-count="2" meta:cell-count="537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9cm" svg:y="0.316cm" chart:style-name="ch2">
          <text:p>Find Nearest 16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65">
                <text:p>92.065</text:p>
                <draw:g>
                  <svg:desc>Graphics.B2:Graphics.B8</svg:desc>
                </draw:g>
              </table:table-cell>
              <table:table-cell office:value-type="float" office:value="108.078333333333">
                <text:p>108.078333333333</text:p>
                <draw:g>
                  <svg:desc>Graphics.C2:Graphics.C8</svg:desc>
                </draw:g>
              </table:table-cell>
              <table:table-cell office:value-type="float" office:value="92.26">
                <text:p>92.26</text:p>
                <draw:g>
                  <svg:desc>Graphics.D2:Graphics.D8</svg:desc>
                </draw:g>
              </table:table-cell>
              <table:table-cell office:value-type="float" office:value="93.85">
                <text:p>93.85</text:p>
                <draw:g>
                  <svg:desc>Graphics.E2:Graphics.E8</svg:desc>
                </draw:g>
              </table:table-cell>
              <table:table-cell office:value-type="float" office:value="88.68">
                <text:p>88.68</text:p>
                <draw:g>
                  <svg:desc>Graphics.F2:Graphics.F8</svg:desc>
                </draw:g>
              </table:table-cell>
              <table:table-cell office:value-type="float" office:value="87.31">
                <text:p>87.31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85">
                <text:p>126.485</text:p>
              </table:table-cell>
              <table:table-cell office:value-type="float" office:value="109.886666666667">
                <text:p>109.886666666667</text:p>
              </table:table-cell>
              <table:table-cell office:value-type="float" office:value="94.05">
                <text:p>94.05</text:p>
              </table:table-cell>
              <table:table-cell office:value-type="float" office:value="93.67">
                <text:p>93.67</text:p>
              </table:table-cell>
              <table:table-cell office:value-type="float" office:value="89.23">
                <text:p>89.23</text:p>
              </table:table-cell>
              <table:table-cell office:value-type="float" office:value="92.59">
                <text:p>92.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78333333333">
                <text:p>227.478333333333</text:p>
              </table:table-cell>
              <table:table-cell office:value-type="float" office:value="114.736666666667">
                <text:p>114.736666666667</text:p>
              </table:table-cell>
              <table:table-cell office:value-type="float" office:value="97.84">
                <text:p>97.84</text:p>
              </table:table-cell>
              <table:table-cell office:value-type="float" office:value="93.84">
                <text:p>93.84</text:p>
              </table:table-cell>
              <table:table-cell office:value-type="float" office:value="98.2">
                <text:p>98.2</text:p>
              </table:table-cell>
              <table:table-cell office:value-type="float" office:value="93.57">
                <text:p>93.5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4166666667">
                <text:p>119.494166666667</text:p>
              </table:table-cell>
              <table:table-cell office:value-type="float" office:value="102.85">
                <text:p>102.85</text:p>
              </table:table-cell>
              <table:table-cell office:value-type="float" office:value="99.13">
                <text:p>99.13</text:p>
              </table:table-cell>
              <table:table-cell office:value-type="float" office:value="101.63">
                <text:p>101.63</text:p>
              </table:table-cell>
              <table:table-cell office:value-type="float" office:value="99.02">
                <text:p>99.0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86666666667">
                <text:p>608.986666666667</text:p>
              </table:table-cell>
              <table:table-cell office:value-type="float" office:value="126.3425">
                <text:p>126.3425</text:p>
              </table:table-cell>
              <table:table-cell office:value-type="float" office:value="108.66">
                <text:p>108.66</text:p>
              </table:table-cell>
              <table:table-cell office:value-type="float" office:value="107.21">
                <text:p>107.21</text:p>
              </table:table-cell>
              <table:table-cell office:value-type="float" office:value="105.52">
                <text:p>105.52</text:p>
              </table:table-cell>
              <table:table-cell office:value-type="float" office:value="105.81">
                <text:p>105.8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4166666667">
                <text:p>891.564166666667</text:p>
              </table:table-cell>
              <table:table-cell office:value-type="float" office:value="133.674166666667">
                <text:p>133.674166666667</text:p>
              </table:table-cell>
              <table:table-cell office:value-type="float" office:value="115.4">
                <text:p>115.4</text:p>
              </table:table-cell>
              <table:table-cell office:value-type="float" office:value="112.88">
                <text:p>112.88</text:p>
              </table:table-cell>
              <table:table-cell office:value-type="float" office:value="111.85">
                <text:p>111.85</text:p>
              </table:table-cell>
              <table:table-cell office:value-type="float" office:value="111.82">
                <text:p>111.8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23.71">
                <text:p>123.71</text:p>
              </table:table-cell>
              <table:table-cell office:value-type="float" office:value="119.51">
                <text:p>119.51</text:p>
              </table:table-cell>
              <table:table-cell office:value-type="float" office:value="118.23">
                <text:p>118.23</text:p>
              </table:table-cell>
              <table:table-cell office:value-type="float" office:value="118.55">
                <text:p>118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4.815cm" svg:y="0.315cm" chart:style-name="ch2">
          <text:p>FInd Nearest 16 batches Gain</text:p>
        </chart:title>
        <chart:legend chart:legend-position="end" svg:x="15.052cm" svg:y="3.436cm" style:legend-expansion="high" chart:style-name="ch3"/>
        <chart:plot-area chart:style-name="ch4" table:cell-range-address="Graphics.E26:Graphics.E32 Graphics.H25:Graphics.K32" chart:data-source-has-labels="both" svg:x="1.32cm" svg:y="1.299cm" svg:width="13.413cm" svg:height="6.54cm">
          <chart:coordinate-region svg:x="1.952cm" svg:y="1.501cm" svg:width="12.781cm" svg:height="5.685cm"/>
          <chart:axis chart:dimension="x" chart:name="primary-x" chart:style-name="ch5" chartooo:axis-type="auto">
            <chartooo:date-scale/>
            <chart:title svg:x="7.609cm" svg:y="8.018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54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997886407977455">
                <text:p>0.997886407977455</text:p>
                <draw:g>
                  <svg:desc>Graphics.H26:Graphics.H32</svg:desc>
                </draw:g>
              </table:table-cell>
              <table:table-cell office:value-type="float" office:value="0.980980287693127">
                <text:p>0.980980287693127</text:p>
                <draw:g>
                  <svg:desc>Graphics.I26:Graphics.I32</svg:desc>
                </draw:g>
              </table:table-cell>
              <table:table-cell office:value-type="float" office:value="1.03817095173658">
                <text:p>1.03817095173658</text:p>
                <draw:g>
                  <svg:desc>Graphics.J26:Graphics.J32</svg:desc>
                </draw:g>
              </table:table-cell>
              <table:table-cell office:value-type="float" office:value="1.05446111556523">
                <text:p>1.05446111556523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34486975013291">
                <text:p>1.34486975013291</text:p>
              </table:table-cell>
              <table:table-cell office:value-type="float" office:value="1.35032561118821">
                <text:p>1.35032561118821</text:p>
              </table:table-cell>
              <table:table-cell office:value-type="float" office:value="1.41751653031492">
                <text:p>1.41751653031492</text:p>
              </table:table-cell>
              <table:table-cell office:value-type="float" office:value="1.366076250135">
                <text:p>1.36607625013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32500340692286">
                <text:p>2.32500340692286</text:p>
              </table:table-cell>
              <table:table-cell office:value-type="float" office:value="2.42410841148053">
                <text:p>2.42410841148053</text:p>
              </table:table-cell>
              <table:table-cell office:value-type="float" office:value="2.31647997284453">
                <text:p>2.31647997284453</text:p>
              </table:table-cell>
              <table:table-cell office:value-type="float" office:value="2.43110327384133">
                <text:p>2.4311032738413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77092853670394">
                <text:p>3.77092853670394</text:p>
              </table:table-cell>
              <table:table-cell office:value-type="float" office:value="3.9124382124483">
                <text:p>3.9124382124483</text:p>
              </table:table-cell>
              <table:table-cell office:value-type="float" office:value="3.8161960051166">
                <text:p>3.8161960051166</text:p>
              </table:table-cell>
              <table:table-cell office:value-type="float" office:value="3.91678448798223">
                <text:p>3.9167844879822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60451561445488">
                <text:p>5.60451561445488</text:p>
              </table:table-cell>
              <table:table-cell office:value-type="float" office:value="5.68031589093058">
                <text:p>5.68031589093058</text:p>
              </table:table-cell>
              <table:table-cell office:value-type="float" office:value="5.77129138236038">
                <text:p>5.77129138236038</text:p>
              </table:table-cell>
              <table:table-cell office:value-type="float" office:value="5.75547364773336">
                <text:p>5.755473647733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72585932986713">
                <text:p>7.72585932986713</text:p>
              </table:table-cell>
              <table:table-cell office:value-type="float" office:value="7.89833599102292">
                <text:p>7.89833599102292</text:p>
              </table:table-cell>
              <table:table-cell office:value-type="float" office:value="7.971069885263">
                <text:p>7.971069885263</text:p>
              </table:table-cell>
              <table:table-cell office:value-type="float" office:value="7.97320843021523">
                <text:p>7.9732084302152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.0198852154232">
                <text:p>10.0198852154232</text:p>
              </table:table-cell>
              <table:table-cell office:value-type="float" office:value="10.3720190779014">
                <text:p>10.3720190779014</text:p>
              </table:table-cell>
              <table:table-cell office:value-type="float" office:value="10.4843102427472">
                <text:p>10.4843102427472</text:p>
              </table:table-cell>
              <table:table-cell office:value-type="float" office:value="10.4560101223113">
                <text:p>10.4560101223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6cm" chart:style-name="ch2">
          <text:p>Find Nearest 16 batches Efficiency</text:p>
        </chart:title>
        <chart:legend chart:legend-position="end" svg:x="15.054cm" svg:y="3.442cm" style:legend-expansion="high" chart:style-name="ch3"/>
        <chart:plot-area chart:style-name="ch4" table:cell-range-address="Graphics.E50:Graphics.E56 Graphics.H49:Graphics.K56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98943203988728">
                <text:p>0.498943203988728</text:p>
                <draw:g>
                  <svg:desc>Graphics.H50:Graphics.H56</svg:desc>
                </draw:g>
              </table:table-cell>
              <table:table-cell office:value-type="float" office:value="0.245245071923282">
                <text:p>0.245245071923282</text:p>
                <draw:g>
                  <svg:desc>Graphics.I50:Graphics.I56</svg:desc>
                </draw:g>
              </table:table-cell>
              <table:table-cell office:value-type="float" office:value="0.173028491956097">
                <text:p>0.173028491956097</text:p>
                <draw:g>
                  <svg:desc>Graphics.J50:Graphics.J56</svg:desc>
                </draw:g>
              </table:table-cell>
              <table:table-cell office:value-type="float" office:value="0.131807639445653">
                <text:p>0.131807639445653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72434875066454">
                <text:p>0.672434875066454</text:p>
              </table:table-cell>
              <table:table-cell office:value-type="float" office:value="0.337581402797053">
                <text:p>0.337581402797053</text:p>
              </table:table-cell>
              <table:table-cell office:value-type="float" office:value="0.236252755052486">
                <text:p>0.236252755052486</text:p>
              </table:table-cell>
              <table:table-cell office:value-type="float" office:value="0.170759531266875">
                <text:p>0.17075953126687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6250170346143">
                <text:p>1.16250170346143</text:p>
              </table:table-cell>
              <table:table-cell office:value-type="float" office:value="0.606027102870133">
                <text:p>0.606027102870133</text:p>
              </table:table-cell>
              <table:table-cell office:value-type="float" office:value="0.386079995474089">
                <text:p>0.386079995474089</text:p>
              </table:table-cell>
              <table:table-cell office:value-type="float" office:value="0.303887909230166">
                <text:p>0.30388790923016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88546426835197">
                <text:p>1.88546426835197</text:p>
              </table:table-cell>
              <table:table-cell office:value-type="float" office:value="0.978109553112075">
                <text:p>0.978109553112075</text:p>
              </table:table-cell>
              <table:table-cell office:value-type="float" office:value="0.636032667519433">
                <text:p>0.636032667519433</text:p>
              </table:table-cell>
              <table:table-cell office:value-type="float" office:value="0.489598060997778">
                <text:p>0.48959806099777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80225780722744">
                <text:p>2.80225780722744</text:p>
              </table:table-cell>
              <table:table-cell office:value-type="float" office:value="1.42007897273264">
                <text:p>1.42007897273264</text:p>
              </table:table-cell>
              <table:table-cell office:value-type="float" office:value="0.961881897060063">
                <text:p>0.961881897060063</text:p>
              </table:table-cell>
              <table:table-cell office:value-type="float" office:value="0.71943420596667">
                <text:p>0.7194342059666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86292966493357">
                <text:p>3.86292966493357</text:p>
              </table:table-cell>
              <table:table-cell office:value-type="float" office:value="1.97458399775573">
                <text:p>1.97458399775573</text:p>
              </table:table-cell>
              <table:table-cell office:value-type="float" office:value="1.32851164754383">
                <text:p>1.32851164754383</text:p>
              </table:table-cell>
              <table:table-cell office:value-type="float" office:value="0.996651053776904">
                <text:p>0.99665105377690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.00994260771158">
                <text:p>5.00994260771158</text:p>
              </table:table-cell>
              <table:table-cell office:value-type="float" office:value="2.59300476947536">
                <text:p>2.59300476947536</text:p>
              </table:table-cell>
              <table:table-cell office:value-type="float" office:value="1.74738504045786">
                <text:p>1.74738504045786</text:p>
              </table:table-cell>
              <table:table-cell office:value-type="float" office:value="1.30700126528891">
                <text:p>1.30700126528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